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E0000020F33EC1E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tarSymbol" svg:font-family="StarSymbol, 'Times New Roman'"/>
    <style:font-face style:name="Courier New" svg:font-family="'Courier New'" style:font-family-generic="modern"/>
    <style:font-face style:name="MS Mincho" svg:font-family="'MS Mincho'" style:font-family-generic="modern"/>
    <style:font-face style:name="Ubuntu" svg:font-family="Ubuntu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8.013cm" fo:margin-left="0cm" table:align="left" style:writing-mode="lr-tb"/>
    </style:style>
    <style:style style:name="Tableau1.A" style:family="table-column">
      <style:table-column-properties style:column-width="5.902cm"/>
    </style:style>
    <style:style style:name="Tableau1.B" style:family="table-column">
      <style:table-column-properties style:column-width="3.909cm"/>
    </style:style>
    <style:style style:name="Tableau1.C" style:family="table-column">
      <style:table-column-properties style:column-width="2.147cm"/>
    </style:style>
    <style:style style:name="Tableau1.D" style:family="table-column">
      <style:table-column-properties style:column-width="1.944cm"/>
    </style:style>
    <style:style style:name="Tableau1.E" style:family="table-column">
      <style:table-column-properties style:column-width="4.112cm"/>
    </style:style>
    <style:style style:name="Tableau1.1" style:family="table-row">
      <style:table-row-properties style:min-row-height="0.529cm" fo:keep-together="auto"/>
    </style:style>
    <style:style style:name="Tableau1.A1" style:family="table-cell">
      <style:table-cell-properties style:vertical-align="top" fo:padding-left="0.101cm" fo:padding-right="0.101cm" fo:padding-top="0.101cm" fo:padding-bottom="0cm" fo:border="none" style:writing-mode="lr-tb"/>
    </style:style>
    <style:style style:name="Tableau1.2" style:family="table-row">
      <style:table-row-properties style:min-row-height="0.487cm" fo:keep-together="auto"/>
    </style:style>
    <style:style style:name="Tableau1.A2" style:family="table-cell">
      <style:table-cell-properties style:vertical-align="top" fo:background-color="transparent" fo:padding-left="0.101cm" fo:padding-right="0.101cm" fo:padding-top="0.101cm" fo:padding-bottom="0cm" fo:border="none" style:writing-mode="lr-tb">
        <style:background-image/>
      </style:table-cell-properties>
    </style:style>
    <style:style style:name="P1" style:family="paragraph" style:parent-style-name="Titre_20_de_20_table_20_juridique">
      <style:paragraph-properties fo:line-height="100%" fo:text-align="center" style:justify-single-word="false" fo:hyphenation-ladder-count="no-limit">
        <style:tab-stops/>
      </style:paragraph-properties>
      <style:text-properties style:font-name="Arial" fo:font-size="10pt" fo:language="fr" fo:country="FR" style:font-size-asian="10pt" style:font-name-complex="Times New Roman" style:font-size-complex="10pt" fo:hyphenate="true" fo:hyphenation-remain-char-count="2" fo:hyphenation-push-char-count="2"/>
    </style:style>
    <style:style style:name="P2" style:family="paragraph" style:parent-style-name="Text_20_body">
      <style:text-properties fo:font-weight="bold" officeooo:rsid="00273846" officeooo:paragraph-rsid="002fbd81" style:font-weight-asian="bold" style:font-weight-complex="bold"/>
    </style:style>
    <style:style style:name="P3" style:family="paragraph" style:parent-style-name="Text_20_body">
      <style:text-properties fo:font-weight="bold" officeooo:paragraph-rsid="002fbd81" style:font-weight-asian="bold" style:font-weight-complex="bold"/>
    </style:style>
    <style:style style:name="P4" style:family="paragraph" style:parent-style-name="Text_20_body">
      <style:text-properties officeooo:paragraph-rsid="002fbd81"/>
    </style:style>
    <style:style style:name="P5" style:family="paragraph" style:parent-style-name="Text_20_body">
      <style:text-properties officeooo:paragraph-rsid="003fa32a"/>
    </style:style>
    <style:style style:name="P6" style:family="paragraph" style:parent-style-name="Text_20_body">
      <style:text-properties fo:font-weight="normal" officeooo:rsid="00273846" officeooo:paragraph-rsid="00472018" style:font-weight-asian="normal" style:font-weight-complex="normal"/>
    </style:style>
    <style:style style:name="P7" style:family="paragraph" style:parent-style-name="Text_20_body">
      <style:text-properties fo:font-style="italic" style:text-underline-style="none" fo:font-weight="normal" officeooo:rsid="003b8a28" officeooo:paragraph-rsid="00490bb8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officeooo:paragraph-rsid="002fbd81"/>
    </style:style>
    <style:style style:name="P9" style:family="paragraph" style:parent-style-name="Standard">
      <style:text-properties officeooo:rsid="003b8a28" officeooo:paragraph-rsid="002fbd81"/>
    </style:style>
    <style:style style:name="P10" style:family="paragraph" style:parent-style-name="Text_20_body">
      <style:text-properties fo:font-weight="normal" officeooo:rsid="00273846" officeooo:paragraph-rsid="00472018" style:font-weight-asian="normal" style:font-weight-complex="normal"/>
    </style:style>
    <style:style style:name="P11" style:family="paragraph" style:parent-style-name="Text_20_body">
      <style:text-properties fo:font-style="italic" style:text-underline-style="none" fo:font-weight="normal" officeooo:rsid="003b8a28" officeooo:paragraph-rsid="00490bb8" style:font-style-asian="italic" style:font-weight-asian="normal" style:font-style-complex="italic" style:font-weight-complex="normal"/>
    </style:style>
    <style:style style:name="P12" style:family="paragraph" style:parent-style-name="Text_20_body">
      <style:paragraph-properties fo:text-align="center" style:justify-single-word="false"/>
      <style:text-properties fo:font-style="normal" style:text-underline-style="none" fo:font-weight="normal" officeooo:rsid="00283ed0" officeooo:paragraph-rsid="004c418b" style:font-style-asian="normal" style:font-weight-asian="normal" style:font-style-complex="normal" style:font-weight-complex="normal"/>
    </style:style>
    <style:style style:name="P13" style:family="paragraph" style:parent-style-name="Text_20_body">
      <style:paragraph-properties fo:padding="0cm" fo:border="none" style:shadow="none"/>
      <style:text-properties style:font-name="Arial" fo:font-size="2pt" fo:font-weight="bold" officeooo:paragraph-rsid="002fbd81" style:font-size-asian="1.75pt" style:font-weight-asian="bold" style:font-name-complex="Arial" style:font-size-complex="2pt"/>
    </style:style>
    <style:style style:name="P14" style:family="paragraph" style:parent-style-name="Titre_20_1.h1.Heading_20_apps.Head1.l1" style:master-page-name="">
      <style:paragraph-properties fo:margin-left="2.6cm" fo:margin-right="0cm" style:line-height-at-least="0.423cm" fo:text-align="center" style:justify-single-word="false" fo:orphans="0" fo:widows="0" fo:hyphenation-ladder-count="no-limit" fo:text-indent="0cm" style:auto-text-indent="false" style:page-number="auto" fo:keep-with-next="always" style:writing-mode="lr-tb">
        <style:tab-stops>
          <style:tab-stop style:position="3cm" style:type="center"/>
          <style:tab-stop style:position="9.001cm" style:type="center"/>
          <style:tab-stop style:position="15.503cm" style:type="center"/>
        </style:tab-stops>
      </style:paragraph-properties>
      <style:text-properties fo:color="#000000" style:font-name="Arial" fo:font-size="14pt" officeooo:paragraph-rsid="0022e152" style:font-size-asian="14pt" style:font-name-complex="Times New Roman" style:font-size-complex="14pt" fo:hyphenate="false" fo:hyphenation-remain-char-count="2" fo:hyphenation-push-char-count="2"/>
    </style:style>
    <style:style style:name="P15" style:family="paragraph" style:parent-style-name="Titre_20_1.h1.Heading_20_apps.Head1.l1">
      <style:paragraph-properties fo:margin-left="2.6cm" fo:margin-right="0cm" fo:text-align="center" style:justify-single-word="false" fo:orphans="0" fo:widows="0" fo:hyphenation-ladder-count="no-limit" fo:text-indent="0cm" style:auto-text-indent="false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style:font-name="Arial" fo:font-size="14pt" officeooo:paragraph-rsid="0022e152" style:font-size-asian="14pt" style:font-name-complex="Times New Roman" style:font-size-complex="14pt" fo:hyphenate="false" fo:hyphenation-remain-char-count="2" fo:hyphenation-push-char-count="2"/>
    </style:style>
    <style:style style:name="P16" style:family="paragraph" style:parent-style-name="Titre_20_1.h1.Heading_20_apps.Head1.l11" style:master-page-name="First_20_Page">
      <style:paragraph-properties fo:text-align="center" style:justify-single-word="false" style:page-number="auto"/>
      <style:text-properties style:font-name="Arial" fo:font-size="14pt" officeooo:rsid="00273846" officeooo:paragraph-rsid="00273846" style:font-size-asian="14pt" style:font-name-complex="Times New Roman" style:font-size-complex="14pt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13ce24" fo:background-color="transparent" loext:char-shading-value="0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7109e"/>
    </style:style>
    <style:style style:name="T5" style:family="text">
      <style:text-properties style:text-underline-style="none" officeooo:rsid="002c437e"/>
    </style:style>
    <style:style style:name="T6" style:family="text">
      <style:text-properties style:text-underline-style="none" officeooo:rsid="003b8a28"/>
    </style:style>
    <style:style style:name="T7" style:family="text">
      <style:text-properties officeooo:rsid="00273846"/>
    </style:style>
    <style:style style:name="T8" style:family="text">
      <style:text-properties officeooo:rsid="00357639"/>
    </style:style>
    <style:style style:name="T9" style:family="text">
      <style:text-properties fo:font-style="italic" fo:font-weight="normal" officeooo:rsid="003dd12d" style:font-style-asian="italic" style:font-weight-asian="normal" style:font-style-complex="italic" style:font-weight-complex="normal"/>
    </style:style>
    <style:style style:name="T10" style:family="text">
      <style:text-properties style:text-underline-style="solid" style:text-underline-width="auto" style:text-underline-color="font-color" officeooo:rsid="00497861"/>
    </style:style>
    <style:style style:name="T11" style:family="text">
      <style:text-properties officeooo:rsid="00497861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1.6cm" style:vertical-pos="from-top" style:vertical-rel="paragraph" style:horizontal-pos="from-left" style:horizontal-rel="paragraph" style:mirror="none" fo:clip="rect(0cm, -1.06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<text:span text:style-name="T2">A</text:span><text:span text:style-name="T1">vis du directeur financier</text:span></text:h>
      <text:p text:style-name="P1"/>
      <text:section text:style-name="Sect1" text:name="avis">
        <text:p text:style-name="Text_20_body"><office:annotation><dc:creator>Auteur inconnu</dc:creator><dc:date>2016-12-19T14:39:09</dc:date><text:list text:style-name=""><text:list-item><text:p text:style-name="P17"><text:span text:style-name="T12">do section- </text:span><text:span text:style-name="T13">if view._financeAdviceData()</text:span></text:p></text:list-item></text:list></office:annotation>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office:value-type="string">
              <text:p text:style-name="P3"><text:span text:style-name="T7"><office:annotation><dc:creator>Auteur inconnu</dc:creator><dc:date>2016-12-15T16:41:57</dc:date><text:p text:style-name="P17"><text:span text:style-name="T13">do table with advice=view._financeAdviceData()</text:span></text:p></office:annotation></text:span><text:span text:style-name="T7">Référence de dossier :</text:span></text:p>
            </table:table-cell>
            <table:table-cell table:style-name="Tableau1.A1" table:number-columns-spanned="4" office:value-type="string">
              <text:p text:style-name="P4"><text:span text:style-name="T8"><office:annotation><dc:creator>Auteur inconnu</dc:creator><dc:date>2016-12-19T15:12:17</dc:date><text:list text:continue-numbering="true" text:style-name=""><text:list-item><text:p text:style-name="P17"><text:span text:style-name="T12">do text if 'reference' in advice</text:span></text:p></text:list-item></text:list></office:annotation></text:span><text:span text:style-name="T8"><text:text-input text:description="">advice['reference']</text:text-input></text:span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2" office:value-type="string">
              <text:p text:style-name="P3">Objet :</text:p>
            </table:table-cell>
            <table:table-cell table:style-name="Tableau1.A2" table:number-columns-spanned="4" office:value-type="string">
              <text:p text:style-name="P4"><text:text-input text:description="">self.Title()</text:text-input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2" office:value-type="string">
              <text:p text:style-name="P2">Date de réception de dossier :</text:p>
            </table:table-cell>
            <table:table-cell table:style-name="Tableau1.A2" table:number-columns-spanned="4" office:value-type="string">
              <text:p text:style-name="P8"><text:span text:style-name="T4"><office:annotation><dc:creator>Philippe Stitou</dc:creator><dc:date>2014-05-08T13:35:51</dc:date><text:p text:style-name="P17"><text:span text:style-name="T17">do text if 'delay_started_on' in advice and advice['delay_started_on']</text:span></text:p></office:annotation></text:span><text:span text:style-name="T4"><text:text-input text:description="">advice['delay_infos']['delay_started_on_localized']</text:text-input></text:span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2" office:value-type="string">
              <text:p text:style-name="P2">Modification du délai :</text:p>
            </table:table-cell>
            <table:table-cell table:style-name="Tableau1.A2" table:number-columns-spanned="4" office:value-type="string">
              <text:p text:style-name="P4"><office:annotation><dc:creator>Auteur inconnu</dc:creator><dc:date>2016-12-19T15:24:52</dc:date><text:p><text:span text:style-name="T12">do text if advice['delay_changes_history']</text:span></text:p></office:annotation><text:text-input text:description="">advice['delay_changes_history'][-1]['delayDiff']</text:text-input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2" office:value-type="string">
              <text:p text:style-name="P2">Motivation de la modification du délai :</text:p>
            </table:table-cell>
            <table:table-cell table:style-name="Tableau1.A2" table:number-columns-spanned="4" office:value-type="string">
              <text:p text:style-name="P5"><office:annotation><dc:creator>Auteur inconnu</dc:creator><dc:date>2016-12-19T15:26:21</dc:date><text:p><text:span text:style-name="T16">do text if advice['delay_changes_history']</text:span></text:p></office:annotation><text:span text:style-name="T9"><text:text-input text:description="">advice['delay_changes_history'][-1]['time'].strftime('%d/%m/%Y à %H:%M')</text:text-input></text:span></text:p>
              <text:p text:style-name="P5"><office:annotation><dc:creator>Auteur inconnu</dc:creator><dc:date>2016-12-19T15:39:46</dc:date><text:p><text:span text:style-name="T16">do text if advice['delay_changes_history']</text:span></text:p></office:annotation><text:text-input text:description="">advice['delay_changes_history'][-1]['comments']</text:text-input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2" office:value-type="string">
              <text:p text:style-name="P2">Date limite pour la remise d'avis :</text:p>
            </table:table-cell>
            <table:table-cell table:style-name="Tableau1.A2" office:value-type="string">
              <text:p text:style-name="P8"><text:span text:style-name="T3"><office:annotation><dc:creator>Philippe Stitou</dc:creator><dc:date>2014-05-08T13:35:51</dc:date><text:p text:style-name="P17"><text:span text:style-name="T17">do text if 'delay_started_on' in advice and advice['delay_started_on']</text:span></text:p></office:annotation></text:span><text:span text:style-name="T5"><text:text-input text:description="">advice['delay_infos']['delay_started_on_localized']</text:text-input></text:span></text:p>
            </table:table-cell>
            <table:table-cell table:style-name="Tableau1.A2" table:number-columns-spanned="2" office:value-type="string">
              <text:p text:style-name="P2">Date de remise d'avis :</text:p>
            </table:table-cell>
            <table:covered-table-cell/>
            <table:table-cell table:style-name="Tableau1.A2" office:value-type="string">
              <text:p text:style-name="P8"><text:span text:style-name="T3"><office:annotation><dc:creator>Vivian Antoine</dc:creator><dc:date>2014-07-08T10:13:21</dc:date><text:p text:style-name="P17"><text:span text:style-name="T17">do text if advice['advice_given_on']</text:span></text:p></office:annotation></text:span><text:span text:style-name="T6"><text:text-input text:description="">advice['advice_given_on'].strftime('%d/%m/%Y  à %H:%M')</text:text-input></text:span></text:p>
            </table:table-cell>
          </table:table-row>
          <table:table-row table:style-name="Tableau1.2">
            <table:table-cell table:style-name="Tableau1.A2" office:value-type="string">
              <text:p text:style-name="P2">Renvoi à une suggestion :</text:p>
            </table:table-cell>
            <table:table-cell table:style-name="Tableau1.A2" table:number-columns-spanned="4" office:value-type="string">
              <text:p text:style-name="P4"><office:annotation><dc:creator>Auteur inconnu</dc:creator><dc:date>2016-12-19T16:58:25</dc:date><text:list text:continue-numbering="true" text:style-name=""><text:list-item><text:p text:style-name="P17"><text:span text:style-name="T12">do text if 'observations' in advice</text:span></text:p></text:list-item><text:list-item><text:p text:style-name="P17"><text:span text:style-name="T12">from xhtml(advice[</text:span><text:span text:style-name="T16">'observations'</text:span><text:span text:style-name="T12">])</text:span></text:p></text:list-item></text:list></office:annotation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2" office:value-type="string">
              <text:p text:style-name="P2">Avis :</text:p>
            </table:table-cell>
            <table:table-cell table:style-name="Tableau1.A2" table:number-columns-spanned="4" office:value-type="string">
              <text:p text:style-name="P9"><text:text-input text:description="">advice['type_translated']</text:text-input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2" office:value-type="string">
              <text:p text:style-name="P2">Justification de l'avis :</text:p>
            </table:table-cell>
            <table:table-cell table:style-name="Tableau1.A2" table:number-columns-spanned="4" office:value-type="string">
              <text:p text:style-name="P4"/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2" office:value-type="string">
              <text:p text:style-name="P6"><office:annotation><dc:creator>Auteur inconnu</dc:creator><dc:date>2016-12-20T12:13:28</dc:date><text:list text:continue-numbering="true" text:style-name=""><text:list-item><text:p text:style-name="P17"><text:span text:style-name="T12">do row for change in advice['printableHistory']</text:span></text:p></text:list-item></text:list></office:annotation><text:span text:style-name="T10"><text:text-input text:description="">change['review_state_translated']</text:text-input></text:span></text:p>
            </table:table-cell>
            <table:table-cell table:style-name="Tableau1.A2" table:number-columns-spanned="4" office:value-type="string">
              <text:p text:style-name="P7"><text:span text:style-name="T11"><text:text-input text:description="">change['date']</text:text-input></text:span> - <text:span text:style-name="T11"><text:text-input text:description="">change['author']</text:text-input></text:span></text:p>
              <text:p text:style-name="P4"><text:bookmark-start text:name="__DdeLink__907_490861746"/><text:text-input text:description="">change['comments']</text:text-input><text:bookmark-end text:name="__DdeLink__907_490861746"/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2" office:value-type="string">
              <text:p text:style-name="P6"><office:annotation><dc:creator>Auteur inconnu</dc:creator><dc:date>2016-12-20T15:49:24.198172687</dc:date><text:list text:continue-numbering="true" text:style-name=""><text:list-item><text:p text:style-name="P18"><text:span text:style-name="T14">do row if </text:span><text:span text:style-name="T15">advice['given_advice'] and</text:span><text:span text:style-name="T14"> </text:span><text:span text:style-name="T15">advice['given_advice'].getHistory()[-1]['review_state'] == 'advice_given'</text:span></text:p></text:list-item></text:list></office:annotation></text:p>
            </table:table-cell>
            <table:table-cell table:style-name="Tableau1.A2" table:number-columns-spanned="2" office:value-type="string">
              <text:p text:style-name="P12">Le Directeur Financier</text:p>
              <text:p text:style-name="P12"/>
              <text:p text:style-name="P12"/>
              <text:p text:style-name="P12"><text:text-input text:description="">advice['printableHistory'][-1]['author']</text:text-input></text:p>
            </table:table-cell>
            <table:covered-table-cell/>
            <table:table-cell table:style-name="Tableau1.A2" table:number-columns-spanned="2" office:value-type="string">
              <text:p text:style-name="P7"/>
            </table:table-cell>
            <table:covered-table-cell/>
          </table:table-row>
        </table:table>
        <text:p text:style-name="P1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StarSymbol" svg:font-family="StarSymbol, 'Times New Roman'"/>
    <style:font-face style:name="Courier New" svg:font-family="'Courier New'" style:font-family-generic="modern"/>
    <style:font-face style:name="MS Mincho" svg:font-family="'MS Mincho'" style:font-family-generic="modern"/>
    <style:font-face style:name="Ubuntu" svg:font-family="Ubuntu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Arial1" fo:font-family="Arial" style:font-style-name="Normal" style:font-family-generic="swiss" style:font-pitch="variable" fo:font-size="10pt" fo:language="fr" fo:country="BE" style:letter-kerning="true" style:font-name-asian="Arial Unicode MS" style:font-family-asian="'Arial Unicode MS'" style:font-family-generic-asian="swiss" style:font-pitch-asian="variable" style:font-size-asian="12pt" style:language-asian="zxx" style:country-asian="none" style:font-name-complex="MS Mincho" style:font-family-complex="'MS Mincho'" style:font-family-generic-complex="modern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S Mincho" style:font-family-complex="'MS Mincho'" style:font-family-generic-complex="modern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S Mincho" style:font-family-complex="'MS Mincho'" style:font-family-generic-complex="moder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.328cm" fo:orphans="2" fo:widows="2" fo:hyphenation-ladder-count="no-limit" fo:text-indent="0cm" style:auto-text-indent="false" fo:keep-with-next="always"/>
      <style:text-properties style:text-underline-style="solid" style:text-underline-width="auto" style:text-underline-color="font-color" style:letter-kerning="true" style:font-name-asian="Times New Roman" style:font-family-asian="'Times New Roman'" style:font-family-generic-asian="roman" style:font-pitch-asian="variable" style:language-asian="fr" style:country-asian="FR" fo:hyphenate="true" fo:hyphenation-remain-char-count="2" fo:hyphenation-push-char-count="2"/>
    </style:style>
    <style:style style:name="Répertoire" style:family="paragraph" style:parent-style-name="Standard">
      <style:paragraph-properties text:number-lines="false" text:line-number="0"/>
      <style:text-properties style:font-name-complex="MS Mincho" style:font-family-complex="'MS Mincho'" style:font-family-generic-complex="modern"/>
    </style:style>
    <style:style style:name="WW-Titre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size-asian="14pt" style:font-name-complex="MS Mincho" style:font-family-complex="'MS Mincho'" style:font-family-generic-complex="modern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1.752cm" fo:margin-right="0cm" fo:text-align="justify" style:justify-single-word="false" fo:text-indent="-1.752cm" style:auto-text-indent="false"/>
      <style:text-properties fo:font-size="11pt" style:font-size-asian="11pt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font-size="11pt" fo:language="fr" fo:country="BE" style:font-size-asian="11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WW-Corps_20_de_20_texte_20_2" style:display-name="WW-Corps de texte 2" style:family="paragraph" style:parent-style-name="Standard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026cm" fo:margin-right="0cm" fo:margin-top="0cm" fo:margin-bottom="0.212cm" loext:contextual-spacing="false" fo:text-align="justify" style:justify-single-word="false" fo:text-indent="-0.026cm" style:auto-text-indent="false"/>
      <style:text-properties style:font-name="Arial" fo:font-family="Arial" style:font-family-generic="swiss" style:font-pitch="variable" fo:font-size="10pt" fo:language="fr" fo:country="FR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Sender" style:family="paragraph" style:parent-style-name="Standard" style:class="extra">
      <style:paragraph-properties fo:orphans="2" fo:widows="2"/>
      <style:text-properties style:font-name="Arial" fo:font-family="Arial" style:font-family-generic="swiss" style:font-pitch="variable" fo:font-size="8pt" fo:language="fr" fo:country="FR" style:letter-kerning="true" style:font-name-asian="Times New Roman" style:font-family-asian="'Times New Roman'" style:font-family-generic-asian="roman" style:font-pitch-asian="variable" style:font-size-asian="8pt" style:language-asian="fr" style:country-asian="FR" style:font-name-complex="Arial" style:font-family-complex="Arial" style:font-family-generic-complex="swiss" style:font-pitch-complex="variable"/>
    </style:style>
    <style:style style:name="Titre_20_de_20_table_20_juridique" style:display-name="Titre de table juridique" style:family="paragraph" style:parent-style-name="Standard">
      <style:paragraph-properties style:line-height-at-least="0.423cm">
        <style:tab-stops>
          <style:tab-stop style:position="16.51cm" style:type="right"/>
        </style:tab-stops>
      </style:paragraph-properties>
      <style:text-properties style:font-name="Courier New" fo:font-family="'Courier New'" style:font-family-generic="modern" fo:language="en" fo:country="US" style:letter-kerning="true" style:font-name-asian="Times New Roman" style:font-family-asian="'Times New Roman'" style:font-family-generic-asian="roman" style:font-pitch-asian="variable" style:language-asian="fr" style:country-asian="FR" style:font-name-complex="Courier New" style:font-family-complex="'Courier New'" style:font-family-generic-complex="modern"/>
    </style:style>
    <style:style style:name="Titre_20_1.h1.Heading_20_apps.Head1.l1" style:display-name="Titre 1.h1.Heading apps.Head1.l1" style:family="paragraph" style:parent-style-name="Standard" style:next-style-name="Standard" style:default-outline-level="1" style:list-style-name="">
      <style:paragraph-properties style:line-height-at-least="0.423cm" fo:text-align="justify" style:justify-single-word="false" fo:keep-with-next="always">
        <style:tab-stops>
          <style:tab-stop style:position="3cm" style:type="center"/>
          <style:tab-stop style:position="9.001cm" style:type="center"/>
          <style:tab-stop style:position="15.503cm" style:type="center"/>
        </style:tab-stops>
      </style:paragraph-properties>
      <style:text-properties style:font-name="Courier New" fo:font-family="'Courier New'" style:font-family-generic="modern" fo:letter-spacing="-0.005cm" fo:language="fr" fo:country="FR" fo:font-weight="bold" style:letter-kerning="true" style:font-name-asian="Times New Roman" style:font-family-asian="'Times New Roman'" style:font-family-generic-asian="roman" style:font-pitch-asian="variable" style:language-asian="fr" style:country-asian="FR" style:font-weight-asian="bold" style:font-name-complex="Courier New" style:font-family-complex="'Courier New'" style:font-family-generic-complex="modern"/>
    </style:style>
    <style:style style:name="Titre_20_1.h1.Heading_20_apps.Head1.l11" style:display-name="Titre 1.h1.Heading apps.Head1.l11" style:family="paragraph" style:parent-style-name="Standard" style:next-style-name="Standard" style:default-outline-level="1" style:list-style-name="">
      <style:paragraph-properties style:line-height-at-least="0.423cm" fo:text-align="justify" style:justify-single-word="false" fo:keep-with-next="always">
        <style:tab-stops>
          <style:tab-stop style:position="3cm" style:type="center"/>
          <style:tab-stop style:position="9.001cm" style:type="center"/>
          <style:tab-stop style:position="15.503cm" style:type="center"/>
        </style:tab-stops>
      </style:paragraph-properties>
      <style:text-properties style:font-name="Courier New" fo:font-family="'Courier New'" style:font-family-generic="modern" fo:letter-spacing="-0.005cm" fo:language="fr" fo:country="FR" fo:font-weight="bold" style:letter-kerning="true" style:font-name-asian="Times New Roman" style:font-family-asian="'Times New Roman'" style:font-family-generic-asian="roman" style:font-pitch-asian="variable" style:language-asian="fr" style:country-asian="FR" style:font-weight-asian="bold" style:font-name-complex="Courier New" style:font-family-complex="'Courier New'" style:font-family-generic-complex="modern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merelestyle" style:family="paragraph" style:parent-style-name="Standard" style:master-page-name="">
      <style:paragraph-properties fo:text-align="center" style:justify-single-word="false" style:page-number="auto"/>
      <style:text-properties fo:font-variant="normal" fo:text-transform="none" style:font-size-asian="10.5pt"/>
    </style:style>
    <style:style style:name="pmAdvices" style:family="paragraph" style:parent-style-name="Standard">
      <style:paragraph-properties fo:margin-left="-1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imes New Roman" fo:font-family="'Times New Roman'" style:font-family-generic="roman" style:font-pitch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Symbol" fo:font-family="Symbol" style:font-family-generic="roman" style:font-pitch="variable" fo:font-size="9pt" style:font-size-asian="9pt" style:font-name-complex="Courier New" style:font-family-complex="'Courier New'" style:font-family-generic-complex="modern" style:font-size-complex="9pt"/>
    </style:style>
    <style:style style:name="WW8Num2z0" style:family="text">
      <style:text-properties style:font-name="Symbol" fo:font-family="Symbol" style:font-family-generic="roman" style:font-pitch="variable" fo:font-size="9pt" style:font-size-asian="9pt" style:font-name-complex="Courier New" style:font-family-complex="'Courier New'" style:font-family-generic-complex="modern" style:font-size-complex="9pt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Police_20_par_20_défaut" style:display-name="Police par défau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Police_20_par_20_défaut" style:display-name="WW-Police par défaut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8Num6z0" style:family="text"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/>
    </style:style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Bullet_20_Symbols" style:display-name="Bullet Symbols" style:family="text">
      <style:text-properties style:font-name="StarSymbol" fo:font-family="StarSymbol, 'Times New Roman'" fo:font-size="9pt" style:font-name-asian="StarSymbol" style:font-family-asian="StarSymbol, 'Times New Roman'" style:font-size-asian="9pt" style:font-name-complex="Courier New" style:font-family-complex="'Courier New'" style:font-family-generic-complex="modern" style:font-size-complex="9pt"/>
    </style:style>
    <style:style style:name="WW8Num7z0" style:family="text">
      <style:text-properties style:font-name="Symbol" fo:font-family="Symbol" style:font-family-generic="roman" style:font-pitch="variable" fo:font-size="9pt" style:font-size-asian="9pt" style:font-name-complex="Symbol" style:font-family-complex="Symbol" style:font-family-generic-complex="roman" style:font-pitch-complex="variable" style:font-size-complex="9pt"/>
    </style:style>
    <style:style style:name="WW8Num8z0" style:family="text">
      <style:text-properties fo:color="#0000ff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3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4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3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4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4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4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4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4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4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4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4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4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5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5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5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5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5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5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5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re_20_1.h1.Heading_20_apps.Head1.l1" style:master-page-name="">
      <style:paragraph-properties fo:margin-left="2.6cm" fo:margin-right="0cm" style:line-height-at-least="0.423cm" fo:text-align="center" style:justify-single-word="false" fo:orphans="0" fo:widows="0" fo:hyphenation-ladder-count="no-limit" fo:text-indent="0cm" style:auto-text-indent="false" style:page-number="auto" fo:keep-with-next="always" style:writing-mode="lr-tb">
        <style:tab-stops>
          <style:tab-stop style:position="3cm" style:type="center"/>
          <style:tab-stop style:position="9.001cm" style:type="center"/>
          <style:tab-stop style:position="15.503cm" style:type="center"/>
        </style:tab-stops>
      </style:paragraph-properties>
      <style:text-properties fo:color="#000000" style:font-name="Arial" fo:font-size="14pt" officeooo:paragraph-rsid="0022e152" style:font-size-asian="14pt" style:font-name-complex="Times New Roman" style:font-size-complex="14pt" fo:hyphenate="false" fo:hyphenation-remain-char-count="2" fo:hyphenation-push-char-count="2"/>
    </style:style>
    <style:style style:name="MP2" style:family="paragraph" style:parent-style-name="Titre_20_1.h1.Heading_20_apps.Head1.l1">
      <style:paragraph-properties fo:margin-left="2.6cm" fo:margin-right="0cm" fo:text-align="center" style:justify-single-word="false" fo:orphans="0" fo:widows="0" fo:hyphenation-ladder-count="no-limit" fo:text-indent="0cm" style:auto-text-indent="false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style:font-name="Arial" fo:font-size="14pt" officeooo:paragraph-rsid="0022e152" style:font-size-asian="14pt" style:font-name-complex="Times New Roman" style:font-size-complex="14pt" fo:hyphenate="false" fo:hyphenation-remain-char-count="2" fo:hyphenation-push-char-count="2"/>
    </style:style>
    <style:style style:name="Mfr1" style:family="graphic" style:parent-style-name="Graphics">
      <style:graphic-properties fo:margin-left="0cm" fo:margin-right="1.6cm" style:vertical-pos="from-top" style:vertical-rel="paragraph" style:horizontal-pos="from-left" style:horizontal-rel="paragraph" style:mirror="none" fo:clip="rect(0cm, -1.06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h text:style-name="MP1" text:outline-level="1"><draw:frame draw:style-name="Mfr1" draw:name="Image1" text:anchor-type="paragraph" svg:x="0.041cm" svg:y="-1.03cm" svg:width="2.2cm" svg:height="2.641cm" draw:z-index="0"><draw:image xlink:href="Pictures/100000000000018E0000020F33EC1ED4.png" xlink:type="simple" xlink:show="embed" xlink:actuate="onLoad"/></draw:frame>Province de Hainaut – Arrondissement de Charleroi</text:h>
        <text:h text:style-name="MP2" text:outline-level="1">Ville de Charleroi</text:h>
      </style:header>
    </style:master-page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OTE AU COLLEGE COMMUNAL</dc:title>
    <meta:initial-creator>Martine ISTACE</meta:initial-creator>
    <meta:creation-date>2015-04-29T15:13:00</meta:creation-date>
    <dc:date>2016-12-20T15:59:05.172467583</dc:date>
    <meta:print-date>2015-03-10T16:07:00</meta:print-date>
    <meta:editing-cycles>70</meta:editing-cycles>
    <meta:editing-duration>PT7H49M39S</meta:editing-duration>
    <meta:generator>LibreOffice/4.4.7.2$Linux_X86_64 LibreOffice_project/40m0$Build-2</meta:generator>
    <meta:document-statistic meta:table-count="1" meta:image-count="1" meta:object-count="0" meta:page-count="1" meta:paragraph-count="30" meta:word-count="109" meta:character-count="884" meta:non-whitespace-character-count="828"/>
  </office:meta>
</office:document-meta>
</file>